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7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number-columns-repeated="2" table:style-name="ce23" office:value-type="float" office:value="579" calcext:value-type="float">
            <text:p>579</text:p>
          </table:table-cell>
          <table:table-cell table:style-name="ce23" office:value-type="float" office:value="579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number-columns-repeated="6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6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1909" calcext:value-type="float">
            <text:p>1909</text:p>
          </table:table-cell>
          <table:table-cell table:style-name="ce23" table:formula="of:=SUM([.T3:.T36])" office:value-type="float" office:value="2016.7" calcext:value-type="float">
            <text:p>2016.7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005" calcext:value-type="float">
            <text:p>2005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3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353" calcext:value-type="float">
            <text:p>1353</text:p>
          </table:table-cell>
          <table:table-cell table:style-name="ce26" table:formula="of:=[.T2]-[.T37]" office:value-type="float" office:value="1245.3" calcext:value-type="float">
            <text:p>1245.3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257" calcext:value-type="float">
            <text:p>1257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5.1" calcext:value-type="float">
            <text:p>45.1</text:p>
          </table:table-cell>
          <table:table-cell table:style-name="ce27" table:formula="of:=[.T39]/30" office:value-type="float" office:value="41.51" calcext:value-type="float">
            <text:p>41.51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41.9" calcext:value-type="float">
            <text:p>41.9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14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3-08T13:32:27.280341120</dc:date>
    <meta:editing-duration>P34DT18H5M32S</meta:editing-duration>
    <meta:editing-cycles>299</meta:editing-cycles>
    <meta:print-date>2022-04-06T01:20:02.443000000</meta:print-date>
    <meta:document-statistic meta:table-count="5" meta:cell-count="1235" meta:object-count="0"/>
  </office:meta>
</office:document-meta>
</file>